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6" style:family="table" style:master-page-name="Standard">
      <style:table-properties style:width="17.96cm" fo:margin-left="0.012cm" fo:margin-right="0.03cm" style:page-number="auto" table:align="margins" style:writing-mode="lr-tb"/>
    </style:style>
    <style:style style:name="Tableau6.A" style:family="table-column">
      <style:table-column-properties style:column-width="9.186cm" style:rel-column-width="33518*"/>
    </style:style>
    <style:style style:name="Tableau6.B" style:family="table-column">
      <style:table-column-properties style:column-width="8.774cm" style:rel-column-width="32017*"/>
    </style:style>
    <style:style style:name="Tableau6.1" style:family="table-row">
      <style:table-row-properties style:min-row-height="2.143cm"/>
    </style:style>
    <style:style style:name="Tableau6.A1" style:family="table-cell">
      <style:table-cell-properties style:vertical-align="top" fo:padding-left="0.123cm" fo:padding-right="0.123cm" fo:padding-top="0cm" fo:padding-bottom="0cm" fo:border-left="none" fo:border-right="none" fo:border-top="none" fo:border-bottom="0.05pt solid #000000" style:writing-mode="lr-tb"/>
    </style:style>
    <style:style style:name="Tableau6.B1" style:family="table-cell">
      <style:table-cell-properties style:vertical-align="middle" fo:background-color="#cccccc" fo:padding="0.123cm" fo:border="0.05pt solid #000000" style:writing-mode="lr-tb">
        <style:background-image/>
      </style:table-cell-properties>
    </style:style>
    <style:style style:name="Tableau3" style:family="table">
      <style:table-properties style:width="17.993cm" fo:margin-left="0.009cm" fo:margin-right="0cm" table:align="margins" style:writing-mode="lr-tb"/>
    </style:style>
    <style:style style:name="Tableau3.A" style:family="table-column">
      <style:table-column-properties style:column-width="17.993cm" style:rel-column-width="65535*"/>
    </style:style>
    <style:style style:name="Tableau3.A1" style:family="table-cell">
      <style:table-cell-properties style:vertical-align="middle" fo:padding="0cm" fo:border="none"/>
    </style:style>
    <style:style style:name="Tableau3.A3" style:family="table-cell">
      <style:table-cell-properties fo:padding="0cm" fo:border="none"/>
    </style:style>
    <style:style style:name="Tableau3.A4" style:family="table-cell">
      <style:table-cell-properties fo:padding="0cm" fo:border="none"/>
    </style:style>
    <style:style style:name="Tableau3.A5" style:family="table-cell">
      <style:table-cell-properties fo:padding="0cm" fo:border="none"/>
    </style:style>
    <style:style style:name="Tableau3.A6" style:family="table-cell">
      <style:table-cell-properties fo:padding="0cm" fo:border="none"/>
    </style:style>
    <style:style style:name="Tableau2" style:family="table">
      <style:table-properties style:width="17.965cm" table:align="left" style:writing-mode="lr-tb"/>
    </style:style>
    <style:style style:name="Tableau2.A" style:family="table-column">
      <style:table-column-properties style:column-width="17.965cm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8.02cm" fo:margin-left="-0.018cm" fo:margin-right="0cm" table:align="margins" style:writing-mode="lr-tb"/>
    </style:style>
    <style:style style:name="Tableau1.A" style:family="table-column">
      <style:table-column-properties style:column-width="18.02cm" style:rel-column-width="65535*"/>
    </style:style>
    <style:style style:name="Tableau1.A1" style:family="table-cell">
      <style:table-cell-properties style:vertical-align="middle" fo:padding="0cm" fo:border="none"/>
    </style:style>
    <style:style style:name="Tableau1.A3" style:family="table-cell">
      <style:table-cell-properties fo:padding="0cm" fo:border="none"/>
    </style:style>
    <style:style style:name="Tableau1.A4" style:family="table-cell">
      <style:table-cell-properties fo:padding="0cm" fo:border="none"/>
    </style:style>
    <style:style style:name="Tableau1.A5" style:family="table-cell">
      <style:table-cell-properties fo:padding="0cm" fo:border="none"/>
    </style:style>
    <style:style style:name="Tableau1.A6" style:family="table-cell">
      <style:table-cell-properties fo:padding="0cm" fo:border="none"/>
    </style:style>
    <style:style style:name="Tableau4" style:family="table">
      <style:table-properties style:width="17.965cm" table:align="left" style:writing-mode="lr-tb"/>
    </style:style>
    <style:style style:name="Tableau4.A" style:family="table-column">
      <style:table-column-properties style:column-width="17.965cm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0000" style:font-name="Arial" fo:language="zxx" fo:country="none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0000" style:font-name="Arial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snap-to-layout-grid="false"/>
      <style:text-properties style:font-name="Arial" fo:font-size="9pt" fo:language="zxx" fo:country="none" fo:font-weight="bold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style:snap-to-layout-grid="false"/>
      <style:text-properties fo:color="#000000" style:font-name="Arial" fo:font-size="9pt" fo:language="zxx" fo:country="none" style:font-size-asian="9pt" style:font-size-complex="9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style:line-height-at-least="0.049cm" style:shadow="none"/>
    </style:style>
    <style:style style:name="P14" style:family="paragraph" style:parent-style-name="Table_20_Contents">
      <style:paragraph-properties style:line-height-at-least="0.049cm" fo:text-align="end" style:justify-single-word="false" style:shadow="none"/>
    </style:style>
    <style:style style:name="P15" style:family="paragraph" style:parent-style-name="Table_20_Contents">
      <style:paragraph-properties style:line-height-at-least="0.049cm" fo:text-align="start" style:justify-single-word="false" style:shadow="none"/>
    </style:style>
    <style:style style:name="P16" style:family="paragraph" style:parent-style-name="Standard">
      <style:paragraph-properties fo:line-height="150%" style:shadow="non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fo:break-before="page"/>
    </style:style>
    <style:style style:name="P18" style:family="paragraph" style:parent-style-name="Header">
      <style:paragraph-properties fo:text-align="center" style:justify-single-word="false" fo:background-color="#e6e6ff" style:snap-to-layout-grid="false">
        <style:background-image/>
      </style:paragraph-properties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9" style:family="paragraph" style:parent-style-name="Contents_20_2">
      <style:paragraph-properties>
        <style:tab-stops>
          <style:tab-stop style:position="17.579cm" style:type="right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.156cm" style:type="right"/>
        </style:tab-stops>
      </style:paragraph-properties>
    </style:style>
    <style:style style:name="P21" style:family="paragraph" style:parent-style-name="Standard">
      <style:paragraph-properties fo:line-height="150%" fo:padding="0cm" fo:border-left="none" fo:border-right="none" fo:border-top="none" fo:border-bottom="0.06pt solid #000000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Heading_20_2">
      <style:paragraph-properties>
        <style:tab-stops>
          <style:tab-stop style:position="1.588cm"/>
          <style:tab-stop style:position="13.547cm" style:type="right"/>
          <style:tab-stop style:position="14.288cm" style:type="right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text-align="center"/>
    </style:style>
    <style:style style:name="T1" style:family="text">
      <style:text-properties fo:color="#000000" style:font-name="Arial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62606936" text:id="ct162606936">
          <text:insertion>
            <office:change-info>
              <dc:creator>NUYENS </dc:creator>
              <dc:date>2011-01-05T11:54:00</dc:date>
            </office:change-info>
          </text:insertion>
        </text:changed-region>
        <text:changed-region xml:id="ct162757504" text:id="ct162757504">
          <text:insertion>
            <office:change-info>
              <dc:creator>NUYENS </dc:creator>
              <dc:date>2010-11-26T14:22:00</dc:date>
            </office:change-info>
          </text:insertion>
        </text:changed-region>
        <text:changed-region xml:id="ct162627432" text:id="ct162627432">
          <text:insertion>
            <office:change-info>
              <dc:creator>NUYENS </dc:creator>
              <dc:date>2010-11-26T14:22:00</dc:date>
            </office:change-info>
          </text:insertion>
        </text:changed-region>
        <text:changed-region xml:id="ct162727312" text:id="ct162727312">
          <text:insertion>
            <office:change-info>
              <dc:creator>NUYENS </dc:creator>
              <dc:date>2011-01-21T13:57:00</dc:date>
            </office:change-info>
          </text:insertion>
        </text:changed-region>
        <text:changed-region xml:id="ct162809200" text:id="ct162809200">
          <text:insertion>
            <office:change-info>
              <dc:creator>NUYENS </dc:creator>
              <dc:date>2011-04-29T12:45:00</dc:date>
            </office:change-info>
          </text:insertion>
        </text:changed-region>
        <text:changed-region xml:id="ct162279608" text:id="ct162279608">
          <text:insertion>
            <office:change-info>
              <dc:creator>NUYENS </dc:creator>
              <dc:date>2011-01-21T14:03:00</dc:date>
            </office:change-info>
          </text:insertion>
        </text:changed-region>
        <text:changed-region xml:id="ct162277624" text:id="ct162277624">
          <text:insertion>
            <office:change-info>
              <dc:creator>NUYENS </dc:creator>
              <dc:date>2011-01-21T16:17:00</dc:date>
            </office:change-info>
          </text:insertion>
        </text:changed-region>
        <text:changed-region xml:id="ct162666456" text:id="ct162666456">
          <text:insertion>
            <office:change-info>
              <dc:creator>NUYENS </dc:creator>
              <dc:date>2011-01-26T10:35:00</dc:date>
            </office:change-info>
          </text:insertion>
        </text:changed-region>
        <text:changed-region xml:id="ct163231352" text:id="ct163231352">
          <text:insertion>
            <office:change-info>
              <dc:creator>NUYENS </dc:creator>
              <dc:date>2011-02-15T11:50:00</dc:date>
            </office:change-info>
          </text:insertion>
        </text:changed-region>
        <text:changed-region xml:id="ct163499192" text:id="ct163499192">
          <text:insertion>
            <office:change-info>
              <dc:creator>NUYENS </dc:creator>
              <dc:date>2011-04-29T12:46:00</dc:date>
            </office:change-info>
          </text:insertion>
        </text:changed-region>
        <text:changed-region xml:id="ct163471848" text:id="ct163471848">
          <text:insertion>
            <office:change-info>
              <dc:creator>NUYENS </dc:creator>
              <dc:date>2011-02-15T11:51:00</dc:date>
            </office:change-info>
          </text:insertion>
        </text:changed-region>
        <text:changed-region xml:id="ct163238608" text:id="ct163238608">
          <text:insertion>
            <office:change-info>
              <dc:creator>NUYENS </dc:creator>
              <dc:date>2011-02-15T11:51:00</dc:date>
            </office:change-info>
          </text:insertion>
        </text:changed-region>
        <text:changed-region xml:id="ct163423024" text:id="ct163423024">
          <text:insertion>
            <office:change-info>
              <dc:creator>NUYENS </dc:creator>
              <dc:date>2011-02-15T11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8">LA LOUVIERE</text:p>
            <text:p text:style-name="P8">PROVINCE DU HAINAUT</text:p>
            <text:p text:style-name="P11">Ville de La Louvière</text:p>
            <text:p text:style-name="P11">Hôtel de Ville – Place Communale</text:p>
            <text:p text:style-name="P11">7100 La Louvière</text:p>
            <text:p text:style-name="P11">Ville de La Louvière – Hôtel de Ville – Place Communale</text:p>
            <text:p text:style-name="P11">Tel: 064/27.78.11 Fax: 064/27.79.97</text:p>
          </table:table-cell>
          <table:table-cell table:style-name="Tableau6.B1" office:value-type="string">
            <text:p text:style-name="P18">Ordre du jour</text:p>
            <text:p text:style-name="P18"><text:change-start text:change-id="ct162606936"/>self.portal_plonemeeting.getMeetingConfig(self).getFolderTitle()<text:change-end text:change-id="ct162606936"/></text:p>
          </table:table-cell>
        </table:table-row>
      </table:table>
      <text:p text:style-name="P6"/>
      <text:p text:style-name="P6">Ordre du jour de la séance du Collège Communal du <text:change-start text:change-id="ct162757504"/>self.getMeetingStartDate(self)[0]<text:change-end text:change-id="ct162757504"/></text:p>
      <text:p text:style-name="P6">Heure prévue du début de séance : <text:change-start text:change-id="ct162627432"/>self.getMeetingStartDate(self)[1]<text:change-end text:change-id="ct162627432"/></text:p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tab-stop style:type="left" style:position="0cm" style:leader-char=" "/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item.getItemNumber(relativeTo='meeting') <text:s/>item.getProposingGroup() / item.getItemReference() <text:s text:c="2"/>item.getRespCat(item)<text:tab/></text:p>
          <text:p text:style-name="P20">Objet : item.Title()<text:tab/>2</text:p>
        </text:index-body>
      </text:table-of-content>
      <text:p text:style-name="P12"/>
      <text:p text:style-name="P17"/>
      <text:p text:style-name="P10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5"><draw:line text:anchor-type="paragraph" draw:z-index="0" draw:style-name="gr1" draw:text-style-name="P25" svg:x1="-7.745cm" svg:y1="0.392cm" svg:x2="10.141cm" svg:y2="0.392cm"><text:p/></draw:line><office:annotation><dc:creator>NUYENS </dc:creator><dc:date>2010-11-26T14:30:11</dc:date><text:p><text:span text:style-name="T7">do table for item in self.getAllItemsGen(self,late=False,toDiscuss=True,uids=itemUids)</text:span></text:p></office:annotation></text:p>
            <text:p text:style-name="P14"/>
          </table:table-cell>
        </table:table-row>
        <table:table-row>
          <table:table-cell table:style-name="Tableau3.A1" office:value-type="string">
            <text:h text:style-name="P23" text:outline-level="2" text:is-list-header="true"><text:change-start text:change-id="ct162727312"/>item.getItemNumber(relativeTo='meeting')<text:change-end text:change-id="ct162727312"/><text:span text:style-name="T4"> <text:tab/></text:span><text:change-start text:change-id="ct162809200"/><text:span text:style-name="T4">self.displayValue(item.listProposingGroup(), item.getProposingGroup())</text:span><text:change-end text:change-id="ct162809200"/><text:span text:style-name="T4"> </text:span><text:span text:style-name="T4">/ </text:span><text:change-start text:change-id="ct162279608"/><text:span text:style-name="T4">item.getItemReference()</text:span><text:change-end text:change-id="ct162279608"/><text:span text:style-name="T4"> <text:tab/><text:tab/></text:span><text:change-start text:change-id="ct162277624"/><text:span text:style-name="T4">item.getRespCat(item)</text:span><text:change-end text:change-id="ct162277624"/></text:h>
            <text:h text:style-name="Heading_20_3" text:outline-level="3" text:is-list-header="true"><text:span text:style-name="T6">Objet</text:span><text:span text:style-name="T4"> : </text:span><text:change-start text:change-id="ct162666456"/><text:span text:style-name="T4">item.Title()</text:span><text:change-end text:change-id="ct162666456"/></text:h>
            <text:p text:style-name="P9"/>
            <text:p text:style-name="P9"/>
          </table:table-cell>
        </table:table-row>
        <table:table-row>
          <table:table-cell table:style-name="Tableau3.A6" office:value-type="string">
            <text:p text:style-name="P13"/>
          </table:table-cell>
        </table:table-row>
        <table:table-row>
          <table:table-cell table:style-name="Tableau3.A6" office:value-type="string">
            <text:p text:style-name="P16"/>
            <text:p text:style-name="P21">DESCRIPTION</text:p>
            <text:p text:style-name="P16"/>
            <text:p text:style-name="P16"><office:annotation><dc:date>2007-10-31T00:00:00</dc:date><text:p>do text </text:p><text:p>from xhtml(item.Description())</text:p></office:annotation>Description </text:p>
            <text:p text:style-name="P16"/>
          </table:table-cell>
        </table:table-row>
        <table:table-row>
          <table:table-cell table:style-name="Tableau3.A6" office:value-type="string">
            <text:p text:style-name="P21"><office:annotation><dc:creator>NUYENS </dc:creator><dc:date>2011-05-19T13:50:13</dc:date><text:p text:style-name="P24"><text:span text:style-name="T7">do row if item.getBudgetInfos()</text:span></text:p></office:annotation>INFORMATIONS BUDGETAIRES</text:p>
            <text:p text:style-name="P16"/>
            <text:p text:style-name="P16"><office:annotation><dc:creator>NUYENS </dc:creator><dc:date>2011-05-19T13:49:05</dc:date><text:p text:style-name="P24"><text:span text:style-name="T7">do text</text:span></text:p><text:p text:style-name="P24"><text:span text:style-name="T7">from xhtml(item.getBudgetInfos())</text:span></text:p></office:annotation>InfoBudget</text:p>
            <text:p text:style-name="P16"/>
          </table:table-cell>
        </table:table-row>
        <table:table-row>
          <table:table-cell table:style-name="Tableau3.A6" office:value-type="string">
            <text:p text:style-name="P21">PROJET DE DELIBERATION</text:p>
            <text:p text:style-name="P16"/>
            <text:p text:style-name="P16"><office:annotation><dc:date>2007-10-31T00:00:00</dc:date><text:p>do text </text:p><text:p>from xhtml(item.getDeliberation())</text:p></office:annotation>Délibération </text:p>
            <text:p text:style-name="P16"/>
            <text:p text:style-name="P16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22">Décision : </text:p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</table:table-cell>
              </table:table-row>
            </table:table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Standard"/>
      <text:p text:style-name="P7"><office:annotation><dc:date>2007-10-31T00:00:00</dc:date><text:p>do text if <text:span text:style-name="T7">self.getAllItemsGen(self,late=True,toDiscuss=True,uids=itemUids)</text:span></text:p></office:annotation>Points ajoutés à la séance après gel de celle-ci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<draw:line text:anchor-type="paragraph" draw:z-index="1" draw:style-name="gr1" draw:text-style-name="P25" svg:x1="-7.742cm" svg:y1="0.392cm" svg:x2="10.144cm" svg:y2="0.392cm"><text:p/></draw:line><office:annotation><dc:creator>NUYENS </dc:creator><dc:date>2010-11-26T14:30:11</dc:date><text:p><text:span text:style-name="T7">do table for item in self.getAllItemsGen(self,late=True,toDiscuss=True,uids=itemUids)</text:span></text:p></office:annotation></text:p>
            <text:p text:style-name="P14"/>
          </table:table-cell>
        </table:table-row>
        <table:table-row>
          <table:table-cell table:style-name="Tableau1.A1" office:value-type="string">
            <text:h text:style-name="P23" text:outline-level="2" text:is-list-header="true"><text:change-start text:change-id="ct163231352"/><text:span text:style-name="T5">item.getItemNumber(relativeTo='meeting')</text:span><text:change-end text:change-id="ct163231352"/><text:span text:style-name="T4"> <text:tab/></text:span><text:change-start text:change-id="ct163499192"/><text:span text:style-name="T4">self.displayValue(item.listProposingGroup(), item.getProposingGroup())</text:span><text:change-end text:change-id="ct163499192"/><text:span text:style-name="T4"> </text:span><text:span text:style-name="T4">/ </text:span><text:change-start text:change-id="ct163471848"/><text:span text:style-name="T4">item.getItemReference() </text:span><text:change-end text:change-id="ct163471848"/><text:span text:style-name="T4"><text:tab/><text:tab/></text:span><text:change-start text:change-id="ct163238608"/><text:span text:style-name="T4">item.getRespCat(item)</text:span><text:change-end text:change-id="ct163238608"/></text:h>
            <text:h text:style-name="Heading_20_3" text:outline-level="3" text:is-list-header="true"><text:span text:style-name="T6">Objet</text:span><text:span text:style-name="T4"> : </text:span><text:change-start text:change-id="ct163423024"/><text:span text:style-name="T4">item.Title()</text:span><text:change-end text:change-id="ct163423024"/></text:h>
            <text:p text:style-name="P9"/>
            <text:p text:style-name="P9"/>
          </table:table-cell>
        </table:table-row>
        <table:table-row>
          <table:table-cell table:style-name="Tableau1.A6" office:value-type="string">
            <text:p text:style-name="P13"/>
          </table:table-cell>
        </table:table-row>
        <text:soft-page-break/>
        <table:table-row>
          <table:table-cell table:style-name="Tableau1.A6" office:value-type="string">
            <text:p text:style-name="P16"/>
            <text:p text:style-name="P21">DESCRIPTION </text:p>
            <text:p text:style-name="P16"/>
            <text:p text:style-name="P16"><office:annotation><dc:date>2007-10-31T00:00:00</dc:date><text:p>do text </text:p><text:p>from xhtml(item.Description())</text:p></office:annotation>Description </text:p>
            <text:p text:style-name="P16"/>
          </table:table-cell>
        </table:table-row>
        <table:table-row>
          <table:table-cell table:style-name="Tableau1.A6" office:value-type="string">
            <text:p text:style-name="P21"><office:annotation><dc:creator>NUYENS </dc:creator><dc:date>2011-05-19T13:50:13</dc:date><text:p text:style-name="P24"><text:span text:style-name="T7">do row if item.getBudgetInfos()</text:span></text:p></office:annotation>INFORMATIONS BUDGETAIRES</text:p>
            <text:p text:style-name="P16"/>
            <text:p text:style-name="P16"><office:annotation><dc:creator>NUYENS </dc:creator><dc:date>2011-05-19T13:49:05</dc:date><text:p text:style-name="P24"><text:span text:style-name="T7">do text</text:span></text:p><text:p text:style-name="P24"><text:span text:style-name="T7">from xhtml(item.getBudgetInfos())</text:span></text:p></office:annotation>InfoBudget</text:p>
            <text:p text:style-name="P16"/>
          </table:table-cell>
        </table:table-row>
        <table:table-row>
          <table:table-cell table:style-name="Tableau1.A6" office:value-type="string">
            <text:p text:style-name="P21">PROJET DE DELIBERATION</text:p>
            <text:p text:style-name="P16"/>
            <text:p text:style-name="P16"><office:annotation><dc:date>2007-10-31T00:00:00</dc:date><text:p>do text </text:p><text:p>from xhtml(item.getDecision())</text:p></office:annotation>Decision </text:p>
            <text:p text:style-name="P16"/>
            <text:p text:style-name="P16"/>
            <text:p text:style-name="P16"/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2">Décision : </text:p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</table:table-cell>
              </table:table-row>
            </table:table>
            <text:p text:style-name="P16"/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style:shadow="none" fo:keep-with-next="always"/>
      <style:text-properties fo:font-variant="small-caps" style:use-window-font-color="true" style:font-name="Arial1" fo:font-size="12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22cm" fo:margin-bottom="0.109cm" style:page-number="auto" fo:keep-with-next="always" text:number-lines="false" text:line-number="0">
        <style:tab-stops>
          <style:tab-stop style:position="1.588cm"/>
        </style:tab-stops>
      </style:paragraph-properties>
      <style:text-properties fo:font-variant="normal" fo:text-transform="none" style:font-name="Arial1" fo:font-size="12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>
      <style:text-properties style:font-name="Arial2" fo:font-size="12pt" fo:font-weight="bold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="100%" fo:margin-left="0cm" fo:margin-right="0cm" fo:margin-top="0cm" fo:margin-bottom="0cm" fo:line-height="150%" fo:text-indent="0cm" style:auto-text-indent="false" style:page-number="auto"/>
      <style:text-properties style:font-name="Arial2" fo:font-size="11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cm" fo:margin-right="0cm" fo:margin-top="0cm" fo:margin-bottom="0cm" fo:line-height="150%" fo:text-indent="0cm" style:auto-text-indent="false"/>
      <style:text-properties style:font-name="Arial2" fo:font-size="11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background-color="#c0c0c0" text:number-lines="false" text:line-number="0">
        <style:tab-stops/>
        <style:background-image/>
      </style:paragraph-properties>
      <style:text-properties style:use-window-font-color="true" style:font-name="Arial1" fo:font-size="14pt" fo:font-weight="bold" style:font-size-asian="16pt" style:font-weight-asian="bold" style:font-size-complex="16pt" style:font-weight-complex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7" style:family="table">
      <style:table-properties style:width="17.956cm" fo:margin-left="0.012cm" fo:margin-right="0.034cm" table:align="margins" style:writing-mode="lr-tb"/>
    </style:style>
    <style:style style:name="Tableau7.A" style:family="table-column">
      <style:table-column-properties style:column-width="5.958cm" style:rel-column-width="21745*"/>
    </style:style>
    <style:style style:name="Tableau7.B" style:family="table-column">
      <style:table-column-properties style:column-width="6.077cm" style:rel-column-width="22180*"/>
    </style:style>
    <style:style style:name="Tableau7.C" style:family="table-column">
      <style:table-column-properties style:column-width="5.921cm" style:rel-column-width="21610*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0000" style:font-name="Arial" fo:language="zxx" fo:country="none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0000" style:font-name="Arial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000000" style:font-name="Arial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 table:style-name="Tableau7.1">
            <table:table-cell table:style-name="Tableau7.A1" office:value-type="string">
              <text:p text:style-name="MP2"><text:span text:style-name="Internet_20_link"><text:span text:style-name="MT1">Ordre du jour</text:span></text:span></text:p>
            </table:table-cell>
            <table:table-cell table:style-name="Tableau7.A1" office:value-type="string">
              <text:p text:style-name="MP3"/>
            </table:table-cell>
            <table:table-cell table:style-name="Tableau7.A1" office:value-type="string">
              <text:p text:style-name="MP4"><text:span text:style-name="MT2"><text:page-number text:select-page="current">3</text:page-number></text:span><text:span text:style-name="MT3"> / </text:span><text:span text:style-name="MT2"><text:page-count style:num-format="1">3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4-15T09:21:31</meta:creation-date>
    <dc:language>fr-BE</dc:language>
    <meta:editing-cycles>12</meta:editing-cycles>
    <meta:editing-duration>PT35M59S</meta:editing-duration>
    <meta:initial-creator>NUYENS </meta:initial-creator>
    <dc:date>2012-09-19T12:11:43</dc:date>
    <dc:creator>Gauthier Bastien</dc:creator>
    <meta:document-statistic meta:table-count="6" meta:image-count="0" meta:object-count="0" meta:page-count="3" meta:paragraph-count="37" meta:word-count="134" meta:character-count="1216" meta:non-whitespace-character-count="1111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